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igh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ight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ef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ft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ight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ight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eft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ft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ight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table:style-name="ce2" office:value-type="string" calcext:value-type="string">
            <text:p>Fren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ight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ft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table:style-name="ce2" office:value-type="string" calcext:value-type="string">
            <text:p>Fren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f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ight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ight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ight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ight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ight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ight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table:style-name="ce2" office:value-type="string" calcext:value-type="string">
            <text:p>Swed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ight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Left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Right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Le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1" calcext:value-type="float">
            <text:p>2011</text:p>
          </table:table-cell>
          <table:table-cell office:value-type="string" calcext:value-type="string">
            <text:p>Lef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style-name="Default" office:value-type="float" office:value="2011" calcext:value-type="float">
            <text:p>2011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eece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Left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table:style-name="Default" office:value-type="string" calcext:value-type="string">
            <text:p>Greece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eece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Left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table:style-name="Default" office:value-type="string" calcext:value-type="string">
            <text:p>Greece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Austria</text:p>
          </table:table-cell>
          <table:table-cell table:style-name="Default" office:value-type="float" office:value="2013" calcext:value-type="float">
            <text:p>2013</text:p>
          </table:table-cell>
          <table:table-cell office:value-type="string" calcext:value-type="string">
            <text:p>Right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style-name="Default" office:value-type="string" calcext:value-type="string">
            <text:p>Austria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string" calcext:value-type="string">
            <text:p>Righ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office:value-type="string" calcext:value-type="string">
            <text:p>Austria</text:p>
          </table:table-cell>
          <table:table-cell table:style-name="Default" office:value-type="float" office:value="2013" calcext:value-type="float">
            <text:p>2013</text:p>
          </table:table-cell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ustria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string" calcext:value-type="string">
            <text:p>Lef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Default" office:value-type="string" calcext:value-type="string">
            <text:p>Netherlands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string" calcext:value-type="string">
            <text:p>Left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style-name="Default" office:value-type="string" calcext:value-type="string">
            <text:p>Netherlands</text:p>
          </table:table-cell>
          <table:table-cell table:style-name="Default" office:value-type="float" office:value="2012" calcext:value-type="float">
            <text:p>2012</text:p>
          </table:table-cell>
          <table:table-cell office:value-type="string" calcext:value-type="string">
            <text:p>Left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style-name="Default" office:value-type="string" calcext:value-type="string">
            <text:p>Netherlands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string" calcext:value-type="string">
            <text:p>Right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table:style-name="Default" office:value-type="string" calcext:value-type="string">
            <text:p>Netherlands</text:p>
          </table:table-cell>
          <table:table-cell table:style-name="Default" office:value-type="float" office:value="2012" calcext:value-type="float">
            <text:p>2012</text:p>
          </table:table-cell>
          <table:table-cell office:value-type="string" calcext:value-type="string">
            <text:p>Right</text:p>
          </table:table-cell>
          <table:table-cell office:value-type="float" office:value="10.1" calcext:value-type="float">
            <text:p>10.1</text:p>
          </table:table-cell>
        </table:table-row>
      </table:table>
      <table:named-expressions/>
      <table:database-ranges>
        <table:database-range table:name="__Anonymous_Sheet_DB__0" table:target-range-address="Sheet1.A1:Sheet1.D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0:50:14.365716210</meta:creation-date>
    <dc:date>2019-07-15T21:15:44.824448710</dc:date>
    <meta:editing-duration>PT6M57S</meta:editing-duration>
    <meta:editing-cycles>3</meta:editing-cycles>
    <meta:generator>LibreOffice/6.0.6.2$Linux_X86_64 LibreOffice_project/00m0$Build-2</meta:generator>
    <meta:document-statistic meta:table-count="1" meta:cell-count="180" meta:object-count="0"/>
  </office:meta>
</office:document-meta>
</file>